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 Unicode MS1" svg:font-family="'Arial Unicode MS'"/>
    <style:font-face style:name="Monaco" svg:font-family="Monaco" style:font-family-generic="modern" style:font-pitch="fixed"/>
    <style:font-face style:name="ヒラギノ明朝 ProN W3" svg:font-family="'ヒラギノ明朝 ProN W3'" style:font-adornments="太字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ヒラギノ明朝 ProN W31" svg:font-family="'ヒラギノ明朝 ProN W3'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4.362cm" style:rel-column-width="16815*"/>
    </style:style>
    <style:style style:name="表1.B" style:family="table-column">
      <style:table-column-properties style:column-width="10.326cm" style:rel-column-width="39805*"/>
    </style:style>
    <style:style style:name="表1.C" style:family="table-column">
      <style:table-column-properties style:column-width="2.312cm" style:rel-column-width="8915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679cm" style:rel-column-width="952*"/>
    </style:style>
    <style:style style:name="表2.B" style:family="table-column">
      <style:table-column-properties style:column-width="1.173cm" style:rel-column-width="665*"/>
    </style:style>
    <style:style style:name="表2.C" style:family="table-column">
      <style:table-column-properties style:column-width="0.737cm" style:rel-column-width="418*"/>
    </style:style>
    <style:style style:name="表2.D" style:family="table-column">
      <style:table-column-properties style:column-width="0.873cm" style:rel-column-width="495*"/>
    </style:style>
    <style:style style:name="表2.E" style:family="table-column">
      <style:table-column-properties style:column-width="12.538cm" style:rel-column-width="7108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E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2.969cm" style:rel-column-width="1683*"/>
    </style:style>
    <style:style style:name="表3.B" style:family="table-column">
      <style:table-column-properties style:column-width="5.269cm" style:rel-column-width="2987*"/>
    </style:style>
    <style:style style:name="表3.C" style:family="table-column">
      <style:table-column-properties style:column-width="3.519cm" style:rel-column-width="1995*"/>
    </style:style>
    <style:style style:name="表3.D" style:family="table-column">
      <style:table-column-properties style:column-width="5.244cm" style:rel-column-width="2973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D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2.185cm" style:rel-column-width="1239*"/>
    </style:style>
    <style:style style:name="表5.B" style:family="table-column">
      <style:table-column-properties style:column-width="14.815cm" style:rel-column-width="8399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5.667cm" style:rel-column-width="21845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4.556cm" style:rel-column-width="2583*"/>
    </style:style>
    <style:style style:name="表7.B" style:family="table-column">
      <style:table-column-properties style:column-width="12.444cm" style:rel-column-width="7055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8.5cm" style:rel-column-width="32767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5.667cm" style:rel-column-width="21845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1" style:family="table">
      <style:table-properties style:width="17cm" table:align="margins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8.5cm" style:rel-column-width="32767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6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Heading_20_2">
      <style:paragraph-properties fo:break-before="page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Heading_20_1" style:list-style-name="">
      <style:paragraph-properties fo:break-before="page"/>
    </style:style>
    <style:style style:name="P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text-align="start" style:justify-single-word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YI-PDF</text:p>
      <text:p text:style-name="P5">HTMLレンダリングエンジン</text:p>
      <text:p text:style-name="P3"/>
      <text:p text:style-name="P6">説明書</text:p>
      <text:p text:style-name="P4"/>
      <text:p text:style-name="P4"/>
      <text:p text:style-name="P4"/>
      <text:p text:style-name="P4"/>
      <text:p text:style-name="P4"/>
      <text:p text:style-name="P4"/>
      <text:p text:style-name="P4">システム工房コルン</text:p>
      <text:p text:style-name="P4">今村安伸</text:p>
      <text:p text:style-name="P4"/>
      <text:p text:style-name="P4">2012年5月20日</text:p>
      <text:p text:style-name="P4">ver 1.0</text:p>
      <text:p text:style-name="P7"/>
      <text:table-of-content text:style-name="Sect1" text:protected="true" text:name="目次1">
        <text:table-of-content-source text:outline-level="10">
          <text:index-title-template text:style-name="Contents_20_Heading">目次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目次1_Head">
            <text:p text:style-name="P10">目次</text:p>
          </text:index-title>
          <text:p text:style-name="P9">1.はじめに<text:tab/>3</text:p>
          <text:p text:style-name="P13">1.1.概要<text:tab/>3</text:p>
          <text:p text:style-name="P9">2.HTMLタグ<text:tab/>4</text:p>
          <text:p text:style-name="P13">2.1.概要<text:tab/>4</text:p>
          <text:p text:style-name="P13">2.2.meta<text:tab/>5</text:p>
          <text:p text:style-name="P13">2.3.タグごとのデフォルトスタイル<text:tab/>6</text:p>
          <text:p text:style-name="P13">2.4.テーブル<text:tab/>6</text:p>
          <text:p text:style-name="P9">3.スタイル<text:tab/>7</text:p>
          <text:p text:style-name="P13">3.1.display<text:tab/>7</text:p>
          <text:p text:style-name="P13">3.2.blockスタイル<text:tab/>8</text:p>
          <text:p text:style-name="P13">3.3.inlineスタイル<text:tab/>9</text:p>
          <text:p text:style-name="P13">3.4.ページスタイル<text:tab/>10</text:p>
          <text:p text:style-name="P13">3.5.色指定<text:tab/>11</text:p>
          <text:p text:style-name="P9">履歴<text:tab/>12</text:p>
        </text:index-body>
      </text:table-of-content>
      <text:p text:style-name="P7"/>
      <text:p text:style-name="P7"/>
      <text:list xml:id="list560004224" text:style-name="Outline">
        <text:list-item>
          <text:h text:style-name="P11" text:outline-level="1" text:restart-numbering="true" text:start-value="-1"><text:bookmark text:name="__RefHeading__210_562029271"/>はじめに<text:bookmark-end text:name="__RefHeading__210_562029271"/></text:h>
          <text:list>
            <text:list-item>
              <text:h text:style-name="Heading_20_2" text:outline-level="2">概要</text:h>
            </text:list-item>
          </text:list>
        </text:list-item>
      </text:list>
      <text:p text:style-name="P7">　YI-PDFは、HTMLをPDFへと変換する機能を有する。</text:p>
      <text:p text:style-name="P7">　このHTMLの仕様について、本ドキュメントでは、説明を行う。</text:p>
      <text:p text:style-name="P7">　基本的に、標準的なHTML+CSSの仕様に基づいているが、未実装の機能は多いため、注意が必要である。</text:p>
      <text:p text:style-name="P7">　将来的に実装は追加される可能性がある。</text:p>
      <text:p text:style-name="P7"/>
      <text:p text:style-name="P7"/>
      <text:p text:style-name="P7"/>
      <text:p text:style-name="P7"/>
      <text:p text:style-name="P7"/>
      <text:list xml:id="list1298046576" text:continue-numbering="true" text:style-name="Outline">
        <text:list-item>
          <text:h text:style-name="P11" text:outline-level="1">HTMLタグ</text:h>
          <text:list>
            <text:list-item>
              <text:h text:style-name="Heading_20_2" text:outline-level="2">概要</text:h>
            </text:list-item>
          </text:list>
        </text:list-item>
      </text:list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column table:style-name="表2.E"/>
        <table:table-row>
          <table:table-cell table:style-name="表2.A1" table:number-columns-spanned="4" office:value-type="string">
            <text:p text:style-name="Table_20_Heading">タグの種類</text:p>
          </table:table-cell>
          <table:covered-table-cell/>
          <table:covered-table-cell/>
          <table:covered-table-cell/>
          <table:table-cell table:style-name="表2.E1" office:value-type="string">
            <text:p text:style-name="Table_20_Heading">備考</text:p>
          </table:table-cell>
        </table:table-row>
        <table:table-row>
          <table:table-cell table:style-name="表2.A2" table:number-columns-spanned="4" office:value-type="string">
            <text:p text:style-name="Table_20_Contents">doctype</text:p>
          </table:table-cell>
          <table:covered-table-cell/>
          <table:covered-table-cell/>
          <table:covered-table-cell/>
          <table:table-cell table:style-name="表2.E2" office:value-type="string">
            <text:p text:style-name="Table_20_Contents">無視される</text:p>
          </table:table-cell>
        </table:table-row>
        <table:table-row>
          <table:table-cell table:style-name="表2.A2" table:number-rows-spanned="4" office:value-type="string">
            <text:p text:style-name="Table_20_Contents">html</text:p>
          </table:table-cell>
          <table:table-cell table:style-name="表2.A2" table:number-rows-spanned="3" office:value-type="string">
            <text:p text:style-name="Table_20_Contents">head</text:p>
          </table:table-cell>
          <table:table-cell table:style-name="表2.A2" table:number-columns-spanned="2" office:value-type="string">
            <text:p text:style-name="Table_20_Contents">title</text:p>
          </table:table-cell>
          <table:covered-table-cell/>
          <table:table-cell table:style-name="表2.E2" office:value-type="string">
            <text:p text:style-name="Table_20_Contents">PDFのタイトル情報を埋め込むことができる。</text:p>
          </table:table-cell>
        </table:table-row>
        <table:table-row>
          <table:covered-table-cell/>
          <table:covered-table-cell/>
          <table:table-cell table:style-name="表2.A2" table:number-columns-spanned="2" office:value-type="string">
            <text:p text:style-name="Table_20_Contents">meta</text:p>
          </table:table-cell>
          <table:covered-table-cell/>
          <table:table-cell table:style-name="表2.E2" office:value-type="string">
            <text:p text:style-name="Table_20_Contents">タイトル以外のPDF情報を埋め込むことができる。</text:p>
          </table:table-cell>
        </table:table-row>
        <table:table-row>
          <table:covered-table-cell/>
          <table:covered-table-cell/>
          <table:table-cell table:style-name="表2.A2" table:number-columns-spanned="2" office:value-type="string">
            <text:p text:style-name="Table_20_Contents">style</text:p>
          </table:table-cell>
          <table:covered-table-cell/>
          <table:table-cell table:style-name="表2.E2" office:value-type="string">
            <text:p text:style-name="Table_20_Contents">スタイルシートを定義可能。現在、外部css呼び出しには未対応。</text:p>
          </table:table-cell>
        </table:table-row>
        <table:table-row>
          <table:covered-table-cell/>
          <table:table-cell table:style-name="表2.A2" table:number-columns-spanned="3" office:value-type="string">
            <text:p text:style-name="Table_20_Contents">body</text:p>
          </table:table-cell>
          <table:covered-table-cell/>
          <table:covered-table-cell/>
          <table:table-cell table:style-name="表2.E2" office:value-type="string">
            <text:p text:style-name="Table_20_Contents">bodyタグ以下に、一般タグを用いる</text:p>
          </table:table-cell>
        </table:table-row>
        <table:table-row>
          <table:table-cell table:style-name="表2.A2" table:number-rows-spanned="6" office:value-type="string">
            <text:p text:style-name="Table_20_Contents">一般</text:p>
          </table:table-cell>
          <table:table-cell table:style-name="表2.A2" table:number-rows-spanned="2" office:value-type="string">
            <text:p text:style-name="Table_20_Contents">table</text:p>
          </table:table-cell>
          <table:table-cell table:style-name="表2.A2" table:number-rows-spanned="2" office:value-type="string">
            <text:p text:style-name="Table_20_Contents">tr</text:p>
          </table:table-cell>
          <table:table-cell table:style-name="表2.A2" office:value-type="string">
            <text:p text:style-name="Table_20_Contents">td</text:p>
          </table:table-cell>
          <table:table-cell table:style-name="表2.E2" table:number-rows-spanned="2" office:value-type="string">
            <text:p text:style-name="Table_20_Contents">テーブルの各セルの指定</text:p>
          </table:table-cell>
        </table:table-row>
        <table:table-row>
          <table:covered-table-cell/>
          <table:covered-table-cell/>
          <table:covered-table-cell/>
          <table:table-cell table:style-name="表2.A2" office:value-type="string">
            <text:p text:style-name="Table_20_Contents">th</text:p>
          </table:table-cell>
          <table:covered-table-cell/>
        </table:table-row>
        <table:table-row>
          <table:covered-table-cell/>
          <table:table-cell table:style-name="表2.A2" table:number-rows-spanned="3" office:value-type="string">
            <text:p text:style-name="Table_20_Contents">ruby</text:p>
          </table:table-cell>
          <table:table-cell table:style-name="表2.A2" table:number-columns-spanned="2" office:value-type="string">
            <text:p text:style-name="Table_20_Contents">なし</text:p>
          </table:table-cell>
          <table:covered-table-cell/>
          <table:table-cell table:style-name="表2.E2" office:value-type="string">
            <text:p text:style-name="Table_20_Contents">被ルビ対象となる本文</text:p>
          </table:table-cell>
        </table:table-row>
        <table:table-row>
          <table:covered-table-cell/>
          <table:covered-table-cell/>
          <table:table-cell table:style-name="表2.A2" table:number-columns-spanned="2" office:value-type="string">
            <text:p text:style-name="Table_20_Contents">rt</text:p>
          </table:table-cell>
          <table:covered-table-cell/>
          <table:table-cell table:style-name="表2.E2" office:value-type="string">
            <text:p text:style-name="Table_20_Contents">本文に付属するルビ</text:p>
          </table:table-cell>
        </table:table-row>
        <table:table-row>
          <table:covered-table-cell/>
          <table:covered-table-cell/>
          <table:table-cell table:style-name="表2.A2" table:number-columns-spanned="2" office:value-type="string">
            <text:p text:style-name="Table_20_Contents">rp</text:p>
          </table:table-cell>
          <table:covered-table-cell/>
          <table:table-cell table:style-name="表2.E2" office:value-type="string">
            <text:p text:style-name="Table_20_Contents">「（」や「）」などの、コピペ時以外は隠れる情報</text:p>
          </table:table-cell>
        </table:table-row>
        <table:table-row>
          <table:covered-table-cell/>
          <table:table-cell table:style-name="表2.A2" table:number-columns-spanned="3" office:value-type="string">
            <text:p text:style-name="Table_20_Contents">その他</text:p>
          </table:table-cell>
          <table:covered-table-cell/>
          <table:covered-table-cell/>
          <table:table-cell table:style-name="表2.E2" office:value-type="string">
            <text:p text:style-name="Table_20_Contents">一般タグは、</text:p>
          </table:table-cell>
        </table:table-row>
      </table:table>
      <text:p text:style-name="Text_20_body"/>
      <text:p text:style-name="Text_20_body">　なお、厳密に言えばtable, tr, td, thはタグそのものの種類ではない（※デフォルトスタイルが指定されている一般タグ）が、ここでは表に加えている。</text:p>
      <text:p text:style-name="Text_20_body"/>
      <text:p text:style-name="Text_20_body"/>
      <text:p text:style-name="Standard"/>
      <text:list xml:id="list1713832112" text:continue-numbering="true" text:style-name="Outline">
        <text:list-item>
          <text:list>
            <text:list-item>
              <text:h text:style-name="P8" text:outline-level="2">meta</text:h>
            </text:list-item>
          </text:list>
        </text:list-item>
      </text:list>
      <text:p text:style-name="Text_20_body">　以下の様に記述する。</text:p>
      <text:p text:style-name="Text_20_body"/>
      <table:table table:name="表4" table:style-name="表4">
        <table:table-column table:style-name="表4.A"/>
        <table:table-row>
          <table:table-cell table:style-name="表4.A1" office:value-type="string">
            <text:p text:style-name="Text_20_body">&lt;meta name=”メタ名” content=”値” /&gt;</text:p>
          </table:table-cell>
        </table:table-row>
      </table:table>
      <text:p text:style-name="Text_20_body"/>
      <text:p text:style-name="Text_20_body">　各メタ名と値については、以下の様になる。</text:p>
      <text:p text:style-name="Text_20_body"/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row>
          <table:table-cell table:style-name="表3.A1" office:value-type="string">
            <text:p text:style-name="Table_20_Heading">メタ名</text:p>
          </table:table-cell>
          <table:table-cell table:style-name="表3.A1" office:value-type="string">
            <text:p text:style-name="Table_20_Heading">例</text:p>
          </table:table-cell>
          <table:table-cell table:style-name="表3.A1" office:value-type="string">
            <text:p text:style-name="Table_20_Heading">デフォルト値</text:p>
          </table:table-cell>
          <table:table-cell table:style-name="表3.D1" office:value-type="string">
            <text:p text:style-name="Table_20_Heading">備考</text:p>
          </table:table-cell>
        </table:table-row>
        <table:table-row>
          <table:table-cell table:style-name="表3.A2" office:value-type="string">
            <text:p text:style-name="Table_20_Contents">CreationDate</text:p>
          </table:table-cell>
          <table:table-cell table:style-name="表3.A2" office:value-type="string">
            <text:p text:style-name="Table_20_Contents">2012-01-01T12:00:00+0900</text:p>
          </table:table-cell>
          <table:table-cell table:style-name="表3.A2" office:value-type="string">
            <text:p text:style-name="Table_20_Contents">（現在時刻）</text:p>
          </table:table-cell>
          <table:table-cell table:style-name="表3.D2" office:value-type="string">
            <text:p text:style-name="Table_20_Contents">作成日</text:p>
          </table:table-cell>
        </table:table-row>
        <table:table-row>
          <table:table-cell table:style-name="表3.A2" office:value-type="string">
            <text:p text:style-name="Table_20_Contents">Author</text:p>
          </table:table-cell>
          <table:table-cell table:style-name="表3.A2" office:value-type="string">
            <text:p text:style-name="Table_20_Contents">日本太郎</text:p>
          </table:table-cell>
          <table:table-cell table:style-name="表3.A2" office:value-type="string">
            <text:p text:style-name="Table_20_Contents">（なし）</text:p>
          </table:table-cell>
          <table:table-cell table:style-name="表3.D2" office:value-type="string">
            <text:p text:style-name="Table_20_Contents">作成者</text:p>
          </table:table-cell>
        </table:table-row>
        <table:table-row>
          <table:table-cell table:style-name="表3.A2" office:value-type="string">
            <text:p text:style-name="Table_20_Contents">Subject</text:p>
          </table:table-cell>
          <table:table-cell table:style-name="表3.A2" office:value-type="string">
            <text:p text:style-name="Table_20_Contents">〜ほげほげ編〜</text:p>
          </table:table-cell>
          <table:table-cell table:style-name="表3.A2" office:value-type="string">
            <text:p text:style-name="Table_20_Contents">（なし）</text:p>
          </table:table-cell>
          <table:table-cell table:style-name="表3.D2" office:value-type="string">
            <text:p text:style-name="Table_20_Contents">サブタイトル</text:p>
          </table:table-cell>
        </table:table-row>
        <table:table-row>
          <table:table-cell table:style-name="表3.A2" office:value-type="string">
            <text:p text:style-name="Table_20_Contents">Keywords</text:p>
          </table:table-cell>
          <table:table-cell table:style-name="表3.A2" office:value-type="string">
            <text:p text:style-name="Table_20_Contents"/>
          </table:table-cell>
          <table:table-cell table:style-name="表3.A2" office:value-type="string">
            <text:p text:style-name="Table_20_Contents">（なし）</text:p>
          </table:table-cell>
          <table:table-cell table:style-name="表3.D2" office:value-type="string">
            <text:p text:style-name="Table_20_Contents">キーワード</text:p>
          </table:table-cell>
        </table:table-row>
        <table:table-row>
          <table:table-cell table:style-name="表3.A2" office:value-type="string">
            <text:p text:style-name="Table_20_Contents">Creator</text:p>
          </table:table-cell>
          <table:table-cell table:style-name="表3.A2" office:value-type="string">
            <text:p text:style-name="Table_20_Contents">ワープロソフトHOGE</text:p>
          </table:table-cell>
          <table:table-cell table:style-name="表3.A2" office:value-type="string">
            <text:p text:style-name="Table_20_Contents">（なし）</text:p>
          </table:table-cell>
          <table:table-cell table:style-name="表3.D2" office:value-type="string">
            <text:p text:style-name="Table_20_Contents">アプリケーション</text:p>
          </table:table-cell>
        </table:table-row>
        <table:table-row>
          <table:table-cell table:style-name="表3.A2" office:value-type="string">
            <text:p text:style-name="Table_20_Contents">Producer</text:p>
          </table:table-cell>
          <table:table-cell table:style-name="表3.A2" office:value-type="string">
            <text:p text:style-name="Table_20_Contents">PDF変換アドオンFUGA</text:p>
          </table:table-cell>
          <table:table-cell table:style-name="表3.A2" office:value-type="string">
            <text:p text:style-name="Table_20_Contents">yi-report &amp; yi-pdf</text:p>
          </table:table-cell>
          <table:table-cell table:style-name="表3.D2" office:value-type="string">
            <text:p text:style-name="Table_20_Contents">PDF変換</text:p>
          </table:table-cell>
        </table:table-row>
      </table:table>
      <text:p text:style-name="Text_20_body"/>
      <text:p text:style-name="Standard"/>
      <text:list xml:id="list1909548326" text:continue-numbering="true" text:style-name="Outline">
        <text:list-item>
          <text:list>
            <text:list-item>
              <text:h text:style-name="P8" text:outline-level="2">タグごとのデフォルトスタイル</text:h>
            </text:list-item>
          </text:list>
        </text:list-item>
      </text:list>
      <text:p text:style-name="Text_20_body">　今後、場合によっては変更の可能性がある。</text:p>
      <text:p text:style-name="Text_20_body"/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Table_20_Heading">タグ名</text:p>
          </table:table-cell>
          <table:table-cell table:style-name="表5.B1" office:value-type="string">
            <text:p text:style-name="Table_20_Heading">デフォルトスタイル</text:p>
          </table:table-cell>
        </table:table-row>
        <table:table-row>
          <table:table-cell table:style-name="表5.A2" office:value-type="string">
            <text:p text:style-name="Table_20_Contents">div</text:p>
          </table:table-cell>
          <table:table-cell table:style-name="表5.B2" office:value-type="string">
            <text:p text:style-name="Table_20_Contents">display: block</text:p>
          </table:table-cell>
        </table:table-row>
        <table:table-row>
          <table:table-cell table:style-name="表5.A2" office:value-type="string">
            <text:p text:style-name="Table_20_Contents">h1</text:p>
          </table:table-cell>
          <table:table-cell table:style-name="表5.B2" office:value-type="string">
            <text:p text:style-name="Table_20_Contents">display: block</text:p>
          </table:table-cell>
        </table:table-row>
        <table:table-row>
          <table:table-cell table:style-name="表5.A2" office:value-type="string">
            <text:p text:style-name="Table_20_Contents">h2</text:p>
          </table:table-cell>
          <table:table-cell table:style-name="表5.B2" office:value-type="string">
            <text:p text:style-name="Table_20_Contents">display: block</text:p>
          </table:table-cell>
        </table:table-row>
        <table:table-row>
          <table:table-cell table:style-name="表5.A2" office:value-type="string">
            <text:p text:style-name="Table_20_Contents">h3</text:p>
          </table:table-cell>
          <table:table-cell table:style-name="表5.B2" office:value-type="string">
            <text:p text:style-name="Table_20_Contents">display: block</text:p>
          </table:table-cell>
        </table:table-row>
        <table:table-row>
          <table:table-cell table:style-name="表5.A2" office:value-type="string">
            <text:p text:style-name="Table_20_Contents">h4</text:p>
          </table:table-cell>
          <table:table-cell table:style-name="表5.B2" office:value-type="string">
            <text:p text:style-name="Table_20_Contents">display: block</text:p>
          </table:table-cell>
        </table:table-row>
        <table:table-row>
          <table:table-cell table:style-name="表5.A2" office:value-type="string">
            <text:p text:style-name="Table_20_Contents">h5</text:p>
          </table:table-cell>
          <table:table-cell table:style-name="表5.B2" office:value-type="string">
            <text:p text:style-name="Table_20_Contents">display: block</text:p>
          </table:table-cell>
        </table:table-row>
        <table:table-row>
          <table:table-cell table:style-name="表5.A2" office:value-type="string">
            <text:p text:style-name="Table_20_Contents">h6</text:p>
          </table:table-cell>
          <table:table-cell table:style-name="表5.B2" office:value-type="string">
            <text:p text:style-name="Table_20_Contents">display: block</text:p>
          </table:table-cell>
        </table:table-row>
        <table:table-row>
          <table:table-cell table:style-name="表5.A2" office:value-type="string">
            <text:p text:style-name="Table_20_Contents">table</text:p>
          </table:table-cell>
          <table:table-cell table:style-name="表5.B2" office:value-type="string">
            <text:p text:style-name="Table_20_Contents">display: table</text:p>
          </table:table-cell>
        </table:table-row>
        <table:table-row>
          <table:table-cell table:style-name="表5.A2" office:value-type="string">
            <text:p text:style-name="Table_20_Contents">tr</text:p>
          </table:table-cell>
          <table:table-cell table:style-name="表5.B2" office:value-type="string">
            <text:p text:style-name="Table_20_Contents">display: table-row</text:p>
          </table:table-cell>
        </table:table-row>
        <table:table-row>
          <table:table-cell table:style-name="表5.A2" office:value-type="string">
            <text:p text:style-name="Table_20_Contents">td</text:p>
          </table:table-cell>
          <table:table-cell table:style-name="表5.B2" office:value-type="string">
            <text:p text:style-name="Table_20_Contents">display: table-cell</text:p>
          </table:table-cell>
        </table:table-row>
        <table:table-row>
          <table:table-cell table:style-name="表5.A2" office:value-type="string">
            <text:p text:style-name="Table_20_Contents">th</text:p>
          </table:table-cell>
          <table:table-cell table:style-name="表5.B2" office:value-type="string">
            <text:p text:style-name="Table_20_Contents">display: table-cell; text-align: center</text:p>
          </table:table-cell>
        </table:table-row>
        <table:table-row>
          <table:table-cell table:style-name="表5.A2" office:value-type="string">
            <text:p text:style-name="Table_20_Contents">u</text:p>
          </table:table-cell>
          <table:table-cell table:style-name="表5.B2" office:value-type="string">
            <text:p text:style-name="Table_20_Contents">text-decoration: underline</text:p>
          </table:table-cell>
        </table:table-row>
        <table:table-row>
          <table:table-cell table:style-name="表5.A2" office:value-type="string">
            <text:p text:style-name="Table_20_Contents">center</text:p>
          </table:table-cell>
          <table:table-cell table:style-name="表5.B2" office:value-type="string">
            <text:p text:style-name="Table_20_Contents">display: block; text-align: center</text:p>
          </table:table-cell>
        </table:table-row>
      </table:table>
      <text:p text:style-name="Text_20_body"/>
      <text:p text:style-name="Text_20_body">　なお、上記以外のタグと特殊なタグ以外は、全て、「display: inline」として扱われる。</text:p>
      <text:p text:style-name="Text_20_body">　HTML5などに合わせて将来的な拡張の可能性はあるが、それまでは、スタイルシートにて「article { display: block }」などの指定が必要となる。</text:p>
      <text:p text:style-name="Text_20_body"/>
      <text:list xml:id="list1367009820" text:continue-numbering="true" text:style-name="Outline">
        <text:list-item>
          <text:list>
            <text:list-item>
              <text:h text:style-name="Heading_20_2" text:outline-level="2">テーブル</text:h>
            </text:list-item>
          </text:list>
        </text:list-item>
      </text:list>
      <text:p text:style-name="Text_20_body">　本HTMLレンダリングエンジンでは、PDFに使う表が帳票目的であることが多いことから、「border-collapse: collapse」についてしか、実装を行っていない。</text:p>
      <text:p text:style-name="Text_20_body">（「border-collapse: collapse」を指定していなくても、「border-collapse: collapse」として描画される）</text:p>
      <text:p text:style-name="Text_20_body">　各セル（スタイルが「display: table-cell」のもの）では、colspan及びrowspanが使える。</text:p>
      <text:p text:style-name="Text_20_body"/>
      <text:p text:style-name="Text_20_body"/>
      <text:list xml:id="list1137904640" text:continue-numbering="true" text:style-name="Outline">
        <text:list-item>
          <text:h text:style-name="P11" text:outline-level="1">スタイル</text:h>
          <text:list>
            <text:list-item>
              <text:h text:style-name="Heading_20_2" text:outline-level="2">display</text:h>
            </text:list-item>
          </text:list>
        </text:list-item>
      </text:list>
      <text:p text:style-name="Text_20_body"/>
      <table:table table:name="表8" table:style-name="表8">
        <table:table-column table:style-name="表8.A" table:number-columns-repeated="2"/>
        <table:table-row>
          <table:table-cell table:style-name="表8.A1" office:value-type="string">
            <text:p text:style-name="Table_20_Heading">値</text:p>
          </table:table-cell>
          <table:table-cell table:style-name="表8.B1" office:value-type="string">
            <text:p text:style-name="Table_20_Heading">備考</text:p>
          </table:table-cell>
        </table:table-row>
        <table:table-row>
          <table:table-cell table:style-name="表8.A2" office:value-type="string">
            <text:p text:style-name="Table_20_Contents">block</text:p>
          </table:table-cell>
          <table:table-cell table:style-name="表8.B2" office:value-type="string">
            <text:p text:style-name="Table_20_Contents">ブロック要素</text:p>
          </table:table-cell>
        </table:table-row>
        <table:table-row>
          <table:table-cell table:style-name="表8.A2" office:value-type="string">
            <text:p text:style-name="Table_20_Contents">inline</text:p>
          </table:table-cell>
          <table:table-cell table:style-name="表8.B2" office:value-type="string">
            <text:p text:style-name="Table_20_Contents">インライン要素</text:p>
          </table:table-cell>
        </table:table-row>
        <table:table-row>
          <table:table-cell table:style-name="表8.A2" office:value-type="string">
            <text:p text:style-name="Table_20_Contents">table</text:p>
          </table:table-cell>
          <table:table-cell table:style-name="表8.B2" office:value-type="string">
            <text:p text:style-name="Table_20_Contents">テーブル要素。</text:p>
          </table:table-cell>
        </table:table-row>
        <table:table-row>
          <table:table-cell table:style-name="表8.A2" office:value-type="string">
            <text:p text:style-name="Table_20_Contents">table-row</text:p>
          </table:table-cell>
          <table:table-cell table:style-name="表8.B2" office:value-type="string">
            <text:p text:style-name="Table_20_Contents">テーブル行要素。テーブル要素の子要素である必要がある。</text:p>
          </table:table-cell>
        </table:table-row>
        <table:table-row>
          <table:table-cell table:style-name="表8.A2" office:value-type="string">
            <text:p text:style-name="Table_20_Contents">table-cell</text:p>
          </table:table-cell>
          <table:table-cell table:style-name="表8.B2" office:value-type="string">
            <text:p text:style-name="Table_20_Contents">テーブルセル要素。テーブル行要素の子要素である必要がある。</text:p>
          </table:table-cell>
        </table:table-row>
      </table:table>
      <text:p text:style-name="Text_20_body"/>
      <text:p text:style-name="Text_20_body"/>
      <text:p text:style-name="Text_20_body"/>
      <text:p text:style-name="Standard"/>
      <text:list xml:id="list1005323451" text:continue-numbering="true" text:style-name="Outline">
        <text:list-item>
          <text:list>
            <text:list-item>
              <text:h text:style-name="P8" text:outline-level="2">blockスタイル</text:h>
            </text:list-item>
          </text:list>
        </text:list-item>
      </text:list>
      <table:table table:name="表6" table:style-name="表6">
        <table:table-column table:style-name="表6.A" table:number-columns-repeated="3"/>
        <table:table-row>
          <table:table-cell table:style-name="表6.A1" office:value-type="string">
            <text:p text:style-name="Table_20_Heading">種類</text:p>
          </table:table-cell>
          <table:table-cell table:style-name="表6.A1" office:value-type="string">
            <text:p text:style-name="Table_20_Heading">スタイル</text:p>
          </table:table-cell>
          <table:table-cell table:style-name="表6.C1" office:value-type="string">
            <text:p text:style-name="Table_20_Heading">備考</text:p>
          </table:table-cell>
        </table:table-row>
        <table:table-row>
          <table:table-cell table:style-name="表6.A2" table:number-rows-spanned="4" office:value-type="string">
            <text:p text:style-name="Table_20_Contents">マージン</text:p>
          </table:table-cell>
          <table:table-cell table:style-name="表6.A2" office:value-type="string">
            <text:p text:style-name="Table_20_Contents">margin-left</text:p>
          </table:table-cell>
          <table:table-cell table:style-name="表6.C2" office:value-type="string">
            <text:p text:style-name="Table_20_Contents"/>
          </table:table-cell>
        </table:table-row>
        <table:table-row>
          <table:covered-table-cell/>
          <table:table-cell table:style-name="表6.A2" office:value-type="string">
            <text:p text:style-name="Table_20_Contents">margin-top</text:p>
          </table:table-cell>
          <table:table-cell table:style-name="表6.C2" office:value-type="string">
            <text:p text:style-name="Table_20_Contents"/>
          </table:table-cell>
        </table:table-row>
        <table:table-row>
          <table:covered-table-cell/>
          <table:table-cell table:style-name="表6.A2" office:value-type="string">
            <text:p text:style-name="Table_20_Contents">margin-right</text:p>
          </table:table-cell>
          <table:table-cell table:style-name="表6.C2" office:value-type="string">
            <text:p text:style-name="Table_20_Contents"/>
          </table:table-cell>
        </table:table-row>
        <table:table-row>
          <table:covered-table-cell/>
          <table:table-cell table:style-name="表6.A2" office:value-type="string">
            <text:p text:style-name="Table_20_Contents">margin-bottom</text:p>
          </table:table-cell>
          <table:table-cell table:style-name="表6.C2" office:value-type="string">
            <text:p text:style-name="Table_20_Contents"/>
          </table:table-cell>
        </table:table-row>
        <table:table-row>
          <table:table-cell table:style-name="表6.A2" table:number-rows-spanned="8" office:value-type="string">
            <text:p text:style-name="Table_20_Contents">罫線</text:p>
          </table:table-cell>
          <table:table-cell table:style-name="表6.A2" office:value-type="string">
            <text:p text:style-name="Table_20_Contents">border-left-width</text:p>
          </table:table-cell>
          <table:table-cell table:style-name="表6.C2" office:value-type="string">
            <text:p text:style-name="Table_20_Contents"/>
          </table:table-cell>
        </table:table-row>
        <table:table-row>
          <table:covered-table-cell/>
          <table:table-cell table:style-name="表6.A2" office:value-type="string">
            <text:p text:style-name="Table_20_Contents">border-left-style</text:p>
          </table:table-cell>
          <table:table-cell table:style-name="表6.C2" office:value-type="string">
            <text:p text:style-name="Table_20_Contents"/>
          </table:table-cell>
        </table:table-row>
        <table:table-row>
          <table:covered-table-cell/>
          <table:table-cell table:style-name="表6.A2" office:value-type="string">
            <text:p text:style-name="Table_20_Contents">border-top-width</text:p>
          </table:table-cell>
          <table:table-cell table:style-name="表6.C2" office:value-type="string">
            <text:p text:style-name="Table_20_Contents"/>
          </table:table-cell>
        </table:table-row>
        <table:table-row>
          <table:covered-table-cell/>
          <table:table-cell table:style-name="表6.A2" office:value-type="string">
            <text:p text:style-name="Table_20_Contents">border-top-style</text:p>
          </table:table-cell>
          <table:table-cell table:style-name="表6.C2" office:value-type="string">
            <text:p text:style-name="Table_20_Contents"/>
          </table:table-cell>
        </table:table-row>
        <table:table-row>
          <table:covered-table-cell/>
          <table:table-cell table:style-name="表6.A2" office:value-type="string">
            <text:p text:style-name="Table_20_Contents">border-right-width</text:p>
          </table:table-cell>
          <table:table-cell table:style-name="表6.C2" office:value-type="string">
            <text:p text:style-name="Table_20_Contents"/>
          </table:table-cell>
        </table:table-row>
        <table:table-row>
          <table:covered-table-cell/>
          <table:table-cell table:style-name="表6.A2" office:value-type="string">
            <text:p text:style-name="Table_20_Contents">border-right-style</text:p>
          </table:table-cell>
          <table:table-cell table:style-name="表6.C2" office:value-type="string">
            <text:p text:style-name="Table_20_Contents"/>
          </table:table-cell>
        </table:table-row>
        <table:table-row>
          <table:covered-table-cell/>
          <table:table-cell table:style-name="表6.A2" office:value-type="string">
            <text:p text:style-name="Table_20_Contents">border-bottom-width</text:p>
          </table:table-cell>
          <table:table-cell table:style-name="表6.C2" office:value-type="string">
            <text:p text:style-name="Table_20_Contents"/>
          </table:table-cell>
        </table:table-row>
        <table:table-row>
          <table:covered-table-cell/>
          <table:table-cell table:style-name="表6.A2" office:value-type="string">
            <text:p text:style-name="Table_20_Contents">border-bottom-style</text:p>
          </table:table-cell>
          <table:table-cell table:style-name="表6.C2" office:value-type="string">
            <text:p text:style-name="Table_20_Contents"/>
          </table:table-cell>
        </table:table-row>
        <table:table-row>
          <table:table-cell table:style-name="表6.A2" table:number-rows-spanned="4" office:value-type="string">
            <text:p text:style-name="Table_20_Contents">パディング</text:p>
          </table:table-cell>
          <table:table-cell table:style-name="表6.A2" office:value-type="string">
            <text:p text:style-name="Table_20_Contents">padding-left</text:p>
          </table:table-cell>
          <table:table-cell table:style-name="表6.C2" office:value-type="string">
            <text:p text:style-name="Table_20_Contents"/>
          </table:table-cell>
        </table:table-row>
        <table:table-row>
          <table:covered-table-cell/>
          <table:table-cell table:style-name="表6.A2" office:value-type="string">
            <text:p text:style-name="Table_20_Contents">padding-top</text:p>
          </table:table-cell>
          <table:table-cell table:style-name="表6.C2" office:value-type="string">
            <text:p text:style-name="Table_20_Contents"/>
          </table:table-cell>
        </table:table-row>
        <table:table-row>
          <table:covered-table-cell/>
          <table:table-cell table:style-name="表6.A2" office:value-type="string">
            <text:p text:style-name="Table_20_Contents">padding-right</text:p>
          </table:table-cell>
          <table:table-cell table:style-name="表6.C2" office:value-type="string">
            <text:p text:style-name="Table_20_Contents"/>
          </table:table-cell>
        </table:table-row>
        <table:table-row>
          <table:covered-table-cell/>
          <table:table-cell table:style-name="表6.A2" office:value-type="string">
            <text:p text:style-name="Table_20_Contents">padding-bottom</text:p>
          </table:table-cell>
          <table:table-cell table:style-name="表6.C2" office:value-type="string">
            <text:p text:style-name="Table_20_Contents"/>
          </table:table-cell>
        </table:table-row>
        <table:table-row>
          <table:table-cell table:style-name="表6.A2" table:number-rows-spanned="2" office:value-type="string">
            <text:p text:style-name="Table_20_Contents">サイズ指定</text:p>
          </table:table-cell>
          <table:table-cell table:style-name="表6.A2" office:value-type="string">
            <text:p text:style-name="Table_20_Contents">width</text:p>
          </table:table-cell>
          <table:table-cell table:style-name="表6.C2" office:value-type="string">
            <text:p text:style-name="Table_20_Contents"/>
          </table:table-cell>
        </table:table-row>
        <table:table-row>
          <table:covered-table-cell/>
          <table:table-cell table:style-name="表6.A2" office:value-type="string">
            <text:p text:style-name="Table_20_Contents">height</text:p>
          </table:table-cell>
          <table:table-cell table:style-name="表6.C2" office:value-type="string">
            <text:p text:style-name="Table_20_Contents"/>
          </table:table-cell>
        </table:table-row>
        <table:table-row>
          <table:table-cell table:style-name="表6.A2" table:number-rows-spanned="7" office:value-type="string">
            <text:p text:style-name="Table_20_Contents"/>
            <text:p text:style-name="Table_20_Contents">その他</text:p>
          </table:table-cell>
          <table:table-cell table:style-name="表6.A2" office:value-type="string">
            <text:p text:style-name="Table_20_Contents">background-color</text:p>
          </table:table-cell>
          <table:table-cell table:style-name="表6.C2" office:value-type="string">
            <text:p text:style-name="Table_20_Contents"/>
          </table:table-cell>
        </table:table-row>
        <table:table-row>
          <table:covered-table-cell/>
          <table:table-cell table:style-name="表6.A2" office:value-type="string">
            <text:p text:style-name="Table_20_Contents">text-align</text:p>
          </table:table-cell>
          <table:table-cell table:style-name="表6.C2" office:value-type="string">
            <text:p text:style-name="Table_20_Contents"/>
          </table:table-cell>
        </table:table-row>
        <table:table-row>
          <table:covered-table-cell/>
          <table:table-cell table:style-name="表6.A2" office:value-type="string">
            <text:p text:style-name="Table_20_Contents">float</text:p>
          </table:table-cell>
          <table:table-cell table:style-name="表6.C2" office:value-type="string">
            <text:p text:style-name="Table_20_Contents"/>
          </table:table-cell>
        </table:table-row>
        <table:table-row>
          <table:covered-table-cell/>
          <table:table-cell table:style-name="表6.A2" office:value-type="string">
            <text:p text:style-name="Table_20_Contents">page</text:p>
          </table:table-cell>
          <table:table-cell table:style-name="表6.C2" office:value-type="string">
            <text:p text:style-name="Table_20_Contents">@pageセレクタにて定義した名前を指定できる。</text:p>
          </table:table-cell>
        </table:table-row>
        <table:table-row>
          <table:covered-table-cell/>
          <table:table-cell table:style-name="表6.A2" office:value-type="string">
            <text:p text:style-name="Table_20_Contents">line-break-hang</text:p>
          </table:table-cell>
          <table:table-cell table:style-name="表6.C2" office:value-type="string">
            <text:p text:style-name="Table_20_Contents">trueに指定することで、禁則処理モードが「追い出しのみ」から「追い出し＋ぶら下げ」へと変化する。</text:p>
          </table:table-cell>
        </table:table-row>
        <table:table-row>
          <table:covered-table-cell/>
          <table:table-cell table:style-name="表6.A2" office:value-type="string">
            <text:p text:style-name="Table_20_Contents">page-break-before</text:p>
          </table:table-cell>
          <table:table-cell table:style-name="表6.C2" office:value-type="string">
            <text:p text:style-name="Table_20_Contents"/>
          </table:table-cell>
        </table:table-row>
        <table:table-row>
          <table:covered-table-cell/>
          <table:table-cell table:style-name="表6.A2" office:value-type="string">
            <text:p text:style-name="Table_20_Contents">page-break-after</text:p>
          </table:table-cell>
          <table:table-cell table:style-name="表6.C2" office:value-type="string">
            <text:p text:style-name="Table_20_Contents"/>
          </table:table-cell>
        </table:table-row>
      </table:table>
      <text:p text:style-name="Text_20_body"/>
      <text:list xml:id="list1801305514" text:continue-numbering="true" text:style-name="Outline">
        <text:list-item>
          <text:list>
            <text:list-item>
              <text:h text:style-name="P8" text:outline-level="2">inlineスタイル</text:h>
            </text:list-item>
          </text:list>
        </text:list-item>
      </text:list>
      <text:p text:style-name="Text_20_body"/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Table_20_Heading">スタイル</text:p>
          </table:table-cell>
          <table:table-cell table:style-name="表7.B1" office:value-type="string">
            <text:p text:style-name="Table_20_Heading">備考</text:p>
          </table:table-cell>
        </table:table-row>
        <table:table-row>
          <table:table-cell table:style-name="表7.A2" office:value-type="string">
            <text:p text:style-name="Table_20_Contents">font-size</text:p>
          </table:table-cell>
          <table:table-cell table:style-name="表7.B2" office:value-type="string">
            <text:p text:style-name="Table_20_Contents"/>
          </table:table-cell>
        </table:table-row>
        <table:table-row>
          <table:table-cell table:style-name="表7.A2" office:value-type="string">
            <text:p text:style-name="Table_20_Contents">color</text:p>
          </table:table-cell>
          <table:table-cell table:style-name="表7.B2" office:value-type="string">
            <text:p text:style-name="Table_20_Contents"/>
          </table:table-cell>
        </table:table-row>
        <table:table-row>
          <table:table-cell table:style-name="表7.A2" office:value-type="string">
            <text:p text:style-name="Table_20_Contents">font-family</text:p>
          </table:table-cell>
          <table:table-cell table:style-name="表7.B2" office:value-type="string">
            <text:p text:style-name="Table_20_Contents"/>
          </table:table-cell>
        </table:table-row>
        <table:table-row>
          <table:table-cell table:style-name="表7.A2" office:value-type="string">
            <text:p text:style-name="Table_20_Contents">text-decoration</text:p>
          </table:table-cell>
          <table:table-cell table:style-name="表7.B2" office:value-type="string">
            <text:p text:style-name="Table_20_Contents"/>
          </table:table-cell>
        </table:table-row>
        <table:table-row>
          <table:table-cell table:style-name="表7.A2" office:value-type="string">
            <text:p text:style-name="Table_20_Contents">line-height</text:p>
          </table:table-cell>
          <table:table-cell table:style-name="表7.B2" office:value-type="string">
            <text:p text:style-name="Table_20_Contents"/>
          </table:table-cell>
        </table:table-row>
      </table:table>
      <text:p text:style-name="Text_20_body"/>
      <text:p text:style-name="Text_20_body">　なお、上記のほとんどは、block要素にて指定することで、その子供のinline要素にも指定が行われる。</text:p>
      <text:p text:style-name="Text_20_body"/>
      <text:list xml:id="list1048717545" text:continue-numbering="true" text:style-name="Outline">
        <text:list-item>
          <text:list>
            <text:list-item>
              <text:h text:style-name="P8" text:outline-level="2">ページスタイル</text:h>
            </text:list-item>
          </text:list>
        </text:list-item>
      </text:list>
      <text:p text:style-name="Text_20_body">　ページスタイルは、以下の様にして定義される。</text:p>
      <text:p text:style-name="Text_20_body"/>
      <table:table table:name="表10" table:style-name="表10">
        <table:table-column table:style-name="表10.A"/>
        <table:table-row>
          <table:table-cell table:style-name="表10.A1" office:value-type="string">
            <text:p text:style-name="Table_20_Contents">@page hoge {</text:p>
            <text:p text:style-name="Table_20_Contents"><text:s text:c="2"/>size-width: 595.28pt;</text:p>
            <text:p text:style-name="Table_20_Contents"><text:s text:c="2"/>size-height: 841.89pt;</text:p>
            <text:p text:style-name="Table_20_Contents"><text:s text:c="2"/>margin-left: 30mm;</text:p>
            <text:p text:style-name="Table_20_Contents"><text:s text:c="2"/>margin-top: 25mm;</text:p>
            <text:p text:style-name="Table_20_Contents"><text:s text:c="2"/>margin-right: 30mm;</text:p>
            <text:p text:style-name="Table_20_Contents"><text:s text:c="2"/>margin-bottom: 25mm;</text:p>
            <text:p text:style-name="Table_20_Contents">}</text:p>
          </table:table-cell>
        </table:table-row>
      </table:table>
      <text:p text:style-name="Text_20_body"/>
      <text:p text:style-name="Text_20_body">　また、以下の様にして呼び出される。</text:p>
      <table:table table:name="表11" table:style-name="表11">
        <table:table-column table:style-name="表11.A"/>
        <table:table-row>
          <table:table-cell table:style-name="表11.A1" office:value-type="string">
            <text:p text:style-name="Table_20_Contents">.hoge_page {</text:p>
            <text:p text:style-name="Table_20_Contents"><text:s text:c="2"/>page: hoge;</text:p>
            <text:p text:style-name="Table_20_Contents">}</text:p>
          </table:table-cell>
        </table:table-row>
      </table:table>
      <text:p text:style-name="Text_20_body"/>
      <text:p text:style-name="Text_20_body">以下に、ページスタイル内で使用可能なスタイルをまとめる。</text:p>
      <table:table table:name="表9" table:style-name="表9">
        <table:table-column table:style-name="表9.A" table:number-columns-repeated="3"/>
        <table:table-row>
          <table:table-cell table:style-name="表9.A1" office:value-type="string">
            <text:p text:style-name="Table_20_Heading">種類</text:p>
          </table:table-cell>
          <table:table-cell table:style-name="表9.A1" office:value-type="string">
            <text:p text:style-name="Table_20_Heading"/>
          </table:table-cell>
          <table:table-cell table:style-name="表9.C1" office:value-type="string">
            <text:p text:style-name="Table_20_Heading"/>
          </table:table-cell>
        </table:table-row>
        <table:table-row>
          <table:table-cell table:style-name="表9.A2" table:number-rows-spanned="2" office:value-type="string">
            <text:p text:style-name="Table_20_Contents">用紙サイズ</text:p>
          </table:table-cell>
          <table:table-cell table:style-name="表9.A2" office:value-type="string">
            <text:p text:style-name="Table_20_Contents">size-width</text:p>
          </table:table-cell>
          <table:table-cell table:style-name="表9.C2" office:value-type="string">
            <text:p text:style-name="Table_20_Contents">用紙の幅</text:p>
          </table:table-cell>
        </table:table-row>
        <table:table-row>
          <table:covered-table-cell/>
          <table:table-cell table:style-name="表9.A2" office:value-type="string">
            <text:p text:style-name="Table_20_Contents">size-height</text:p>
          </table:table-cell>
          <table:table-cell table:style-name="表9.C2" office:value-type="string">
            <text:p text:style-name="Table_20_Contents">用紙の高さ</text:p>
          </table:table-cell>
        </table:table-row>
        <table:table-row>
          <table:table-cell table:style-name="表9.A2" table:number-rows-spanned="4" office:value-type="string">
            <text:p text:style-name="Table_20_Contents">マージン</text:p>
          </table:table-cell>
          <table:table-cell table:style-name="表9.A2" office:value-type="string">
            <text:p text:style-name="Table_20_Contents">margin-left</text:p>
          </table:table-cell>
          <table:table-cell table:style-name="表9.C2" office:value-type="string">
            <text:p text:style-name="Table_20_Contents">ページの左余白</text:p>
          </table:table-cell>
        </table:table-row>
        <table:table-row>
          <table:covered-table-cell/>
          <table:table-cell table:style-name="表9.A2" office:value-type="string">
            <text:p text:style-name="Table_20_Contents">margin-top</text:p>
          </table:table-cell>
          <table:table-cell table:style-name="表9.C2" office:value-type="string">
            <text:p text:style-name="Table_20_Contents">ページの上余白</text:p>
          </table:table-cell>
        </table:table-row>
        <table:table-row>
          <table:covered-table-cell/>
          <table:table-cell table:style-name="表9.A2" office:value-type="string">
            <text:p text:style-name="Table_20_Contents">margin-right</text:p>
          </table:table-cell>
          <table:table-cell table:style-name="表9.C2" office:value-type="string">
            <text:p text:style-name="Table_20_Contents">ページの右余白</text:p>
          </table:table-cell>
        </table:table-row>
        <table:table-row>
          <table:covered-table-cell/>
          <table:table-cell table:style-name="表9.A2" office:value-type="string">
            <text:p text:style-name="Table_20_Contents">margin-bottom</text:p>
          </table:table-cell>
          <table:table-cell table:style-name="表9.C2" office:value-type="string">
            <text:p text:style-name="Table_20_Contents">ページの下余白</text:p>
          </table:table-cell>
        </table:table-row>
        <table:table-row>
          <table:table-cell table:style-name="表9.A2" office:value-type="string">
            <text:p text:style-name="Table_20_Contents">横書きモード・縦書きモード</text:p>
          </table:table-cell>
          <table:table-cell table:style-name="表9.A2" office:value-type="string">
            <text:p text:style-name="Table_20_Contents">writing-mode</text:p>
          </table:table-cell>
          <table:table-cell table:style-name="表9.C2" office:value-type="string">
            <text:p text:style-name="Table_20_Contents">「horizontal-tb」（横書き）または「vertical-rl」（縦書き）を指定</text:p>
          </table:table-cell>
        </table:table-row>
        <table:table-row>
          <table:table-cell table:style-name="表9.A2" office:value-type="string">
            <text:p text:style-name="Table_20_Contents">用紙の色</text:p>
          </table:table-cell>
          <table:table-cell table:style-name="表9.A2" office:value-type="string">
            <text:p text:style-name="Table_20_Contents">background-color</text:p>
          </table:table-cell>
          <table:table-cell table:style-name="表9.C2" office:value-type="string">
            <text:p text:style-name="Table_20_Contents">用紙の色</text:p>
          </table:table-cell>
        </table:table-row>
      </table:table>
      <text:p text:style-name="Text_20_body"/>
      <text:list xml:id="list981403392" text:continue-numbering="true" text:style-name="Outline">
        <text:list-item>
          <text:list>
            <text:list-item>
              <text:h text:style-name="P8" text:outline-level="2">色指定</text:h>
            </text:list-item>
          </text:list>
        </text:list-item>
      </text:list>
      <text:p text:style-name="Text_20_body">　#FFFFFF以外で現在使えるのは、以下の色。</text:p>
      <text:p text:style-name="Text_20_body">　将来増える可能性あり。</text:p>
      <text:p text:style-name="Text_20_body"/>
      <table:table table:name="表12" table:style-name="表12">
        <table:table-column table:style-name="表12.A" table:number-columns-repeated="2"/>
        <table:table-row>
          <table:table-cell table:style-name="表12.A1" office:value-type="string">
            <text:p text:style-name="Table_20_Heading">名前</text:p>
          </table:table-cell>
          <table:table-cell table:style-name="表12.B1" office:value-type="string">
            <text:p text:style-name="Table_20_Heading">値</text:p>
          </table:table-cell>
        </table:table-row>
        <table:table-row>
          <table:table-cell table:style-name="表12.A2" office:value-type="string">
            <text:p text:style-name="Table_20_Contents">black</text:p>
          </table:table-cell>
          <table:table-cell table:style-name="表12.B2" office:value-type="string">
            <text:p text:style-name="Table_20_Contents">#000000</text:p>
          </table:table-cell>
        </table:table-row>
        <table:table-row>
          <table:table-cell table:style-name="表12.A2" office:value-type="string">
            <text:p text:style-name="Table_20_Contents">red</text:p>
          </table:table-cell>
          <table:table-cell table:style-name="表12.B2" office:value-type="string">
            <text:p text:style-name="Table_20_Contents">#FF0000</text:p>
          </table:table-cell>
        </table:table-row>
        <table:table-row>
          <table:table-cell table:style-name="表12.A2" office:value-type="string">
            <text:p text:style-name="Table_20_Contents">green</text:p>
          </table:table-cell>
          <table:table-cell table:style-name="表12.B2" office:value-type="string">
            <text:p text:style-name="Table_20_Contents">#00FF00</text:p>
          </table:table-cell>
        </table:table-row>
        <table:table-row>
          <table:table-cell table:style-name="表12.A2" office:value-type="string">
            <text:p text:style-name="Table_20_Contents">blue</text:p>
          </table:table-cell>
          <table:table-cell table:style-name="表12.B2" office:value-type="string">
            <text:p text:style-name="Table_20_Contents">#0000FF</text:p>
          </table:table-cell>
        </table:table-row>
      </table:table>
      <text:p text:style-name="Text_20_body"/>
      <text:p text:style-name="Text_20_body"/>
      <text:h text:style-name="P12" text:outline-level="1">履歴</text:h>
      <text:p text:style-name="Text_20_body"/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Table_20_Heading">日付</text:p>
          </table:table-cell>
          <table:table-cell table:style-name="表1.A1" office:value-type="string">
            <text:p text:style-name="Table_20_Heading">記録</text:p>
          </table:table-cell>
          <table:table-cell table:style-name="表1.C1" office:value-type="string">
            <text:p text:style-name="Table_20_Heading">担当者</text:p>
          </table:table-cell>
        </table:table-row>
        <table:table-row>
          <table:table-cell table:style-name="表1.A2" office:value-type="string">
            <text:p text:style-name="Table_20_Contents">2012年5月20日</text:p>
          </table:table-cell>
          <table:table-cell table:style-name="表1.A2" office:value-type="string">
            <text:p text:style-name="Table_20_Contents">新規作成</text:p>
          </table:table-cell>
          <table:table-cell table:style-name="表1.C2" office:value-type="string">
            <text:p text:style-name="Table_20_Contents">今村安伸</text:p>
          </table:table-cell>
        </table:table-row>
        <table:table-row>
          <table:table-cell table:style-name="表1.A2" office:value-type="string">
            <text:p text:style-name="Table_20_Contents"/>
          </table:table-cell>
          <table:table-cell table:style-name="表1.A2" office:value-type="string">
            <text:p text:style-name="Table_20_Contents"/>
          </table:table-cell>
          <table:table-cell table:style-name="表1.C2" office:value-type="string">
            <text:p text:style-name="Table_20_Contents"/>
          </table:table-cell>
        </table:table-row>
        <table:table-row>
          <table:table-cell table:style-name="表1.A2" office:value-type="string">
            <text:p text:style-name="Table_20_Contents"/>
          </table:table-cell>
          <table:table-cell table:style-name="表1.A2" office:value-type="string">
            <text:p text:style-name="Table_20_Contents"/>
          </table:table-cell>
          <table:table-cell table:style-name="表1.C2" office:value-type="string">
            <text:p text:style-name="Table_20_Contents"/>
          </table:table-cell>
        </table:table-row>
        <table:table-row>
          <table:table-cell table:style-name="表1.A2" office:value-type="string">
            <text:p text:style-name="Table_20_Contents"/>
          </table:table-cell>
          <table:table-cell table:style-name="表1.A2" office:value-type="string">
            <text:p text:style-name="Table_20_Contents"/>
          </table:table-cell>
          <table:table-cell table:style-name="表1.C2" office:value-type="string">
            <text:p text:style-name="Table_20_Contents"/>
          </table:table-cell>
        </table:table-row>
      </table:table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 Unicode MS1" svg:font-family="'Arial Unicode MS'"/>
    <style:font-face style:name="Monaco" svg:font-family="Monaco" style:font-family-generic="modern" style:font-pitch="fixed"/>
    <style:font-face style:name="ヒラギノ明朝 ProN W3" svg:font-family="'ヒラギノ明朝 ProN W3'" style:font-adornments="太字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ヒラギノ明朝 ProN W31" svg:font-family="'ヒラギノ明朝 ProN W3'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ヒラギノ明朝 ProN W31" style:font-size-asian="12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list-style-name="" style:class="text">
      <style:paragraph-properties fo:margin-top="0.423cm" fo:margin-bottom="0.212cm" fo:keep-with-next="always"/>
      <style:text-properties style:font-name="Arial" fo:font-size="14pt" style:font-name-asian="ヒラギノ角ゴ ProN W3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Outline" style:class="text" style:master-page-name="">
      <style:paragraph-properties style:page-number="auto" fo:background-color="transparent" style:border-line-width-left="0.088cm 0.088cm 0.141cm" fo:padding="0.049cm" fo:border-left="0.317cm double #ff0000" fo:border-right="none" fo:border-top="none" fo:border-bottom="0.018cm solid #ff0000" style:shadow="none">
        <style:tab-stops/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background-color="transparent" fo:padding="0.049cm" fo:border-left="0.141cm solid #ff0000" fo:border-right="none" fo:border-top="none" fo:border-bottom="0.018cm solid #ff0000" style:shadow="none">
        <style:background-image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padding="0.049cm" fo:border-left="0.141cm solid #ff0000" fo:border-right="none" fo:border-top="none" fo:border-bottom="0.018cm solid #ff0000" style:shadow="non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padding="0.049cm" fo:border-left="0.141cm solid #ff0000" fo:border-right="none" fo:border-top="none" fo:border-bottom="0.018cm solid #ff0000" style:shadow="non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padding="0.049cm" fo:border-left="0.141cm solid #ff0000" fo:border-right="none" fo:border-top="none" fo:border-bottom="0.018cm solid #ff0000" style:shadow="non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8080" fo:padding="0.049cm" fo:border="0.002cm solid #000000" style:shadow="none" text:number-lines="false" text:line-number="0">
        <style:background-image/>
      </style:paragraph-properties>
      <style:text-properties style:font-name="ヒラギノ明朝 ProN W3"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style:border-line-width-top="0.002cm 0.035cm 0.002cm" fo:padding="0.101cm" fo:border-left="none" fo:border-right="none" fo:border-top="0.039cm double #ff0000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style:border-line-width-bottom="0.002cm 0.035cm 0.002cm" fo:padding="0.101cm" fo:border-left="none" fo:border-right="none" fo:border-top="none" fo:border-bottom="0.039cm double #ff0000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space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chapter text:display="number-and-name" text:outline-level="1">履歴</text:chapter></text:p>
      </style:header>
      <style:footer>
        <text:p text:style-name="MP2">- <text:page-number text:select-page="current">12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19T14:55:04</meta:creation-date>
    <meta:editing-duration>PT09H13M23S</meta:editing-duration>
    <meta:editing-cycles>20</meta:editing-cycles>
    <meta:generator>OpenOffice.org/3.2$Unix OpenOffice.org_project/320m18$Build-9502</meta:generator>
    <dc:title>仕様書等のテンプレート</dc:title>
    <meta:initial-creator>今村 安伸</meta:initial-creator>
    <dc:date>2012-05-20T00:09:36</dc:date>
    <dc:creator>今村 安伸</dc:creator>
    <meta:document-statistic meta:table-count="12" meta:image-count="0" meta:object-count="0" meta:page-count="12" meta:paragraph-count="244" meta:word-count="831" meta:character-count="2905"/>
    <meta:template xlink:type="simple" xlink:actuate="onRequest" xlink:title="仕様書等のテンプレート" xlink:href="../../../Documents/テンプレ.ott" meta:date="2012-05-19T14:55:01"/>
  </office:meta>
</office:document-meta>
</file>